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00000002E06042E1C.png" manifest:media-type="image/png"/>
  <manifest:file-entry manifest:full-path="Pictures/10000000000002DD000003A038DA0A91.png" manifest:media-type="image/png"/>
  <manifest:file-entry manifest:full-path="Pictures/1000000000000616000003262412D16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7.484cm" svg:height="14.483cm" svg:x="0.202cm" svg:y="3.381cm">
          <draw:image xlink:href="Pictures/1000000000000616000003262412D1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18.434cm" svg:height="12.406cm" svg:x="4.318cm" svg:y="5.334cm">
          <draw:text-box>
            <text:p text:style-name="P2">#include &lt;VarSpeedServo.h&gt;</text:p>
            <text:p text:style-name="P2"/>
            <text:p text:style-name="P2"/>
            <text:p text:style-name="P2">// instancia</text:p>
            <text:p text:style-name="P2">VarSpeedServo crawServo;</text:p>
            <text:p text:style-name="P2"/>
            <text:p text:style-name="P2">// associa a porta do arduino</text:p>
            <text:p text:style-name="P2">crawServo.attach(9);</text:p>
            <text:p text:style-name="P2"/>
            <text:p text:style-name="P2">// movimenta angulo, velociade, blocante</text:p>
            <text:p text:style-name="P2">crawServo.write(50, 255, false);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14.732cm" svg:height="17.78cm" svg:x="12.7cm" svg:y="1.27cm">
          <draw:image xlink:href="Pictures/10000000000002DD000003A038DA0A91.png" xlink:type="simple" xlink:show="embed" xlink:actuate="onLoad">
            <text:p/>
          </draw:image>
        </draw:frame>
        <draw:frame draw:style-name="gr2" draw:text-style-name="P1" draw:layer="layout" svg:width="6.772cm" svg:height="1.216cm" svg:x="2.286cm" svg:y="3.048cm">
          <draw:image xlink:href="Pictures/10000000000001000000002E06042E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3T22:59:48.987158380</meta:creation-date>
    <dc:date>2017-07-13T23:24:47.197734092</dc:date>
    <meta:editing-duration>PT2M23S</meta:editing-duration>
    <meta:editing-cycles>1</meta:editing-cycles>
    <meta:document-statistic meta:object-count="35"/>
    <meta:generator>LibreOffice/4.2.8.2$Linux_X86_64 LibreOffice_project/420m0$Build-2</meta:generator>
  </office:meta>
</office:document-meta>
</file>